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le of the courts in regulating business.</text:p>
      <text:p text:style-name="Standard">Businesses are confident that the rule of law will apply to them as well.</text:p>
      <text:p text:style-name="Standard">Role for the courts will be to decide how far on the side of business they want to support, and how far on the side of the public.</text:p>
      <text:p text:style-name="Standard"/>
      <text:p text:style-name="Standard">Sherman Anti-trust act</text:p>
      <text:p text:style-name="Standard">Passed in 1890</text:p>
      <text:p text:style-name="Standard">gives the governments legal authority to prosecute and if necessary destroy businesses that operate against the public's interests/that operate as a monopoly/that violate fair trade.</text:p>
      <text:p text:style-name="Standard"/>
      <text:p text:style-name="Standard">Presidents of the late 1800s are typically unwilling to prosecute businesses.</text:p>
      <text:p text:style-name="Standard">(The first one to do it was Teddy Roosevelt)</text:p>
      <text:p text:style-name="Standard"/>
      <text:p text:style-name="Standard">Who's going to protect the people? If the wealthy control everything?</text:p>
      <text:p text:style-name="Standard">(Corporations hired the best lawyers to defend their actions)</text:p>
      <text:p text:style-name="Standard">Panic of 1873, financial panic, nearly bankrupted farmers in south and west. Quickly became a depression that lasted until 1879.</text:p>
      <text:p text:style-name="Standard">in MA 1874 30% were unemployed for 4 months of the year, no jobs. 6000 businesses failed.</text:p>
      <text:p text:style-name="Standard">If you're trying to control expense, you normally slash wages.</text:p>
      <text:p text:style-name="Standard"/>
      <text:p text:style-name="Standard">Starting 1874... by 1877 railroad corporations cut wages by 50%</text:p>
      <text:p text:style-name="Standard"/>
      <text:p text:style-name="Standard">Railroad workers go on strike. Started in pennsylvania.</text:p>
      <text:p text:style-name="Standard">Transportation almost brought to a halt. Troops called out to make them go back to work. 250 workers killed by troops in a pittsburgh riot.</text:p>
      <text:p text:style-name="Standard"/>
      <text:p text:style-name="Standard">The laborer movement/worker movement is always going to be split in two.</text:p>
      <text:p text:style-name="Standard">Work as its transformed is becoming either skilled or unskilled</text:p>
      <text:p text:style-name="Standard"/>
      <text:p text:style-name="Standard">Different advantages. Different liabilities</text:p>
      <text:p text:style-name="Standard">Skilled workers:</text:p>
      <text:p text:style-name="Standard">Difficulty to replace: Hard</text:p>
      <text:p text:style-name="Standard">There are few skilled workers</text:p>
      <text:p text:style-name="Standard"/>
      <text:p text:style-name="Standard">mechanization makes it easier for humans to do work, and easier to replace.</text:p>
      <text:p text:style-name="Standard"/>
      <text:p text:style-name="Standard">Unskilled workers:</text:p>
      <text:p text:style-name="Standard">Difficulty to replace: Really easy</text:p>
      <text:p text:style-name="Standard">There are plenty unskilled workers</text:p>
      <text:p text:style-name="Standard"/>
      <text:p text:style-name="Standard">1866 national labor union formed</text:p>
      <text:p text:style-name="Standard"/>
      <text:p text:style-name="Standard">Skilled workers have greater leverage, harder to replace. Fewer of them. </text:p>
      <text:p text:style-name="Standard">Leadership of national labor union was skilled, most members unskilled workers.</text:p>
      <text:p text:style-name="Standard">Took awhile for union to get organized.</text:p>
      <text:p text:style-name="Standard"/>
      <text:p text:style-name="Standard">Farmers</text:p>
      <text:p text:style-name="Standard">Grange - Farmers counterpart to industrial unions</text:p>
      <text:p text:style-name="Standard">Grange created in 1867 by former worker in department of agriculture</text:p>
      <text:p text:style-name="Standard"><text:soft-page-break/></text:p>
      <text:p text:style-name="Standard">association to give farmers bargaining power, financial power, etc</text:p>
      <text:p text:style-name="Standard">Played a social function. Farmers are isolated. Provides social environment for the farming community.</text:p>
      <text:p text:style-name="Standard">Improve culture, share ideas etc, education, economic, social </text:p>
      <text:p text:style-name="Standard">Became a powerful center of economical protest, political mobilization.</text:p>
      <text:p text:style-name="Standard">By 1870 had 1.5 mil members nationwide. Succeeding politically.</text:p>
      <text:p text:style-name="Standard">Electing legislators in farming states. Power in numbers</text:p>
      <text:p text:style-name="Standard">What is the key in the industrial revolution?</text:p>
      <text:p text:style-name="Standard">It's 'combination'</text:p>
      <text:p text:style-name="Standard">The problem becomes</text:p>
      <text:p text:style-name="Standard">The combination in industry, in workers, in farmers, leads to saturation point.. not enough consumers.</text:p>
      <text:p text:style-name="Standard"/>
      <text:p text:style-name="Standard">Most valuable thing for economic growth is a large block of capable consumers.</text:p>
      <text:p text:style-name="Standard"/>
      <text:p text:style-name="Standard">In 1940, the American president Franklin Roosevelt will give a speech (what WWII should fight for) that brings about 4 freedoms</text:p>
      <text:p text:style-name="Standard">freedom of:</text:p>
      <text:p text:style-name="Standard">religion</text:p>
      <text:p text:style-name="Standard">speech</text:p>
      <text:p text:style-name="Standard">freedom from:</text:p>
      <text:p text:style-name="Standard">fear</text:p>
      <text:p text:style-name="Standard">want</text:p>
      <text:p text:style-name="Standard">Americans will not need to know what it is to “want”, they will HA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6T13:51:50.81</meta:creation-date>
    <meta:generator>OpenOffice/4.1.3$Win32 OpenOffice.org_project/413m1$Build-9783</meta:generator>
    <dc:date>2018-02-18T19:25:43.04</dc:date>
    <dc:creator>Timothy Cayer</dc:creator>
    <meta:editing-duration>PT2H31M24S</meta:editing-duration>
    <meta:editing-cycles>9</meta:editing-cycles>
    <meta:document-statistic meta:table-count="0" meta:image-count="0" meta:object-count="0" meta:page-count="2" meta:paragraph-count="52" meta:word-count="466" meta:character-count="2931"/>
  </office:meta>
</office:document-meta>
</file>